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mment">
      <style:text-properties officeooo:paragraph-rsid="00469eb5"/>
    </style:style>
    <style:style style:name="P2" style:family="paragraph" style:parent-style-name="_5f_text">
      <style:text-properties fo:language="ru" fo:country="RU" officeooo:rsid="003f5d0f" officeooo:paragraph-rsid="003f5d0f"/>
    </style:style>
    <style:style style:name="P3" style:family="paragraph" style:parent-style-name="_5f_text">
      <style:text-properties officeooo:paragraph-rsid="003f5d0f"/>
    </style:style>
    <style:style style:name="P4" style:family="paragraph" style:parent-style-name="_5f_text">
      <style:text-properties officeooo:rsid="003f5d0f" officeooo:paragraph-rsid="003f5d0f"/>
    </style:style>
    <style:style style:name="P5" style:family="paragraph" style:parent-style-name="_5f_text">
      <style:text-properties officeooo:rsid="004071c4" officeooo:paragraph-rsid="004071c4"/>
    </style:style>
    <style:style style:name="P6" style:family="paragraph" style:parent-style-name="_5f_text">
      <style:text-properties officeooo:paragraph-rsid="004071c4"/>
    </style:style>
    <style:style style:name="P7" style:family="paragraph" style:parent-style-name="_5f_text">
      <style:text-properties officeooo:rsid="0042202f" officeooo:paragraph-rsid="0042202f"/>
    </style:style>
    <style:style style:name="P8" style:family="paragraph" style:parent-style-name="_5f_text">
      <style:text-properties officeooo:paragraph-rsid="0042202f"/>
    </style:style>
    <style:style style:name="P9" style:family="paragraph" style:parent-style-name="_5f_text">
      <style:text-properties officeooo:rsid="00469eb5" officeooo:paragraph-rsid="00469eb5"/>
    </style:style>
    <style:style style:name="P10" style:family="paragraph" style:parent-style-name="_5f_text">
      <style:text-properties officeooo:rsid="00484d05" officeooo:paragraph-rsid="00484d05"/>
    </style:style>
    <style:style style:name="P11" style:family="paragraph" style:parent-style-name="_5f_text">
      <style:text-properties style:font-name="Calibri Light1" fo:font-size="10pt" fo:font-weight="250" officeooo:rsid="00499744" officeooo:paragraph-rsid="00499744"/>
    </style:style>
    <style:style style:name="P12" style:family="paragraph" style:parent-style-name="_5f_text">
      <style:text-properties style:font-name="Calibri Light1" fo:font-size="10pt" fo:font-weight="250" officeooo:rsid="004bcf5d" officeooo:paragraph-rsid="004bcf5d"/>
    </style:style>
    <style:style style:name="P13" style:family="paragraph" style:parent-style-name="_5f_text">
      <style:text-properties officeooo:paragraph-rsid="00499744"/>
    </style:style>
    <style:style style:name="P14" style:family="paragraph" style:parent-style-name="_5f_text">
      <style:text-properties officeooo:paragraph-rsid="004a936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f5d0f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3f5d0f"/>
    </style:style>
    <style:style style:name="T5" style:family="text">
      <style:text-properties fo:language="ru" fo:country="RU" officeooo:rsid="004071c4"/>
    </style:style>
    <style:style style:name="T6" style:family="text">
      <style:text-properties fo:language="ru" fo:country="RU" officeooo:rsid="004a936f"/>
    </style:style>
    <style:style style:name="T7" style:family="text">
      <style:text-properties style:font-name="Calibri Light1" fo:font-size="10pt" fo:language="ru" fo:country="RU" fo:font-weight="250"/>
    </style:style>
    <style:style style:name="T8" style:family="text">
      <style:text-properties style:font-name="Calibri Light1" fo:font-size="10pt" fo:language="ru" fo:country="RU" fo:font-weight="250" officeooo:rsid="003f5d0f"/>
    </style:style>
    <style:style style:name="T9" style:family="text">
      <style:text-properties style:font-name="Calibri Light1" fo:font-size="10pt" fo:language="ru" fo:country="RU" fo:font-weight="250" officeooo:rsid="004071c4"/>
    </style:style>
    <style:style style:name="T10" style:family="text">
      <style:text-properties style:font-name="Calibri Light1" fo:font-size="10pt" fo:language="ru" fo:country="RU" fo:font-weight="250" officeooo:rsid="0042202f"/>
    </style:style>
    <style:style style:name="T11" style:family="text">
      <style:text-properties style:font-name="Calibri Light1" fo:font-size="10pt" fo:language="ru" fo:country="RU" fo:font-weight="250" officeooo:rsid="0042a11d"/>
    </style:style>
    <style:style style:name="T12" style:family="text">
      <style:text-properties style:font-name="Calibri Light1" fo:font-size="10pt" fo:language="ru" fo:country="RU" fo:font-weight="250" officeooo:rsid="004a936f"/>
    </style:style>
    <style:style style:name="T13" style:family="text">
      <style:text-properties style:font-name="Calibri Light1" fo:font-size="10pt" fo:language="en" fo:country="US" fo:font-weight="250"/>
    </style:style>
    <style:style style:name="T14" style:family="text">
      <style:text-properties style:font-name="Calibri Light1" fo:font-size="10pt" fo:language="en" fo:country="US" fo:font-weight="250" officeooo:rsid="003f5d0f"/>
    </style:style>
    <style:style style:name="T15" style:family="text">
      <style:text-properties style:font-name="Calibri Light1" fo:font-size="10pt" fo:font-weight="250"/>
    </style:style>
    <style:style style:name="T16" style:family="text">
      <style:text-properties style:font-name="Calibri Light1" fo:font-size="10pt" fo:font-weight="250" officeooo:rsid="0042202f"/>
    </style:style>
    <style:style style:name="T17" style:family="text">
      <style:text-properties style:font-name="Calibri Light1" fo:font-size="10pt" fo:font-weight="250" officeooo:rsid="00484d05"/>
    </style:style>
    <style:style style:name="T18" style:family="text">
      <style:text-properties style:font-name="Calibri Light1" fo:font-size="10pt" fo:font-weight="250" officeooo:rsid="00499744"/>
    </style:style>
    <style:style style:name="T19" style:family="text">
      <style:text-properties officeooo:rsid="004a936f"/>
    </style:style>
    <style:style style:name="T20" style:family="text">
      <style:text-properties fo:color="#c9211e" loext:opacity="100%"/>
    </style:style>
    <style:style style:name="T21" style:family="text">
      <style:text-properties fo:color="#c9211e" loext:opacity="10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Размышления о компонентах</text:p>
      <text:p text:style-name="P3"><text:span text:style-name="T4">Компонент это как тег </text:span><text:span text:style-name="T2">html</text:span><text:span text:style-name="T4">. &lt;</text:span><text:span text:style-name="T14">div</text:span><text:span text:style-name="T2"> class="main"</text:span><text:span text:style-name="T4">&gt;содержимое&lt;/</text:span><text:span text:style-name="T2">div</text:span><text:span text:style-name="T4">&gt;</text:span></text:p>
      <text:p text:style-name="P4"><text:span text:style-name="T3">Сборка дерева присходит с корня. В коре у нас стоит функция </text:span></text:p>
      <text:p text:style-name="P4"><text:span text:style-name="T3">ReactDOM.render(element, container[, callback])</text:span></text:p>
      <text:p text:style-name="P4"><text:span text:style-name="T3">С неё все и начинается. <text:s/></text:span><text:span text:style-name="T5">Находится компонент <text:s/></text:span><text:span text:style-name="T1">e</text:span><text:span text:style-name="T3">lement, </text:span><text:span text:style-name="T5">В него вложены другие компоненты элементы как матрешки. Все собирается в единую страницу.</text:span></text:p>
      <text:p text:style-name="P6"><text:span text:style-name="T5">Как все это заставить </text:span><text:span text:style-name="T9">изменятся и функционировать?</text:span></text:p>
      <text:p text:style-name="P3"><text:span text:style-name="T4">Компонент имеет состояние. Состояние это просто переменная в которой хранится что-то. И к этой переменной есть сеттер, который эту переменную меняет. Почему меняем не напрямую? Потому что </text:span><text:span text:style-name="T8">у сеттеру привязана функция рендеренга этого элемента. Сеттеру пофиг какая она и чему равноа. Он только смотрит что она поменялась и ренлерит компонент. Даже если эта перемення никак в компоненте не отражается.</text:span></text:p>
      <text:p text:style-name="P5"><text:span text:style-name="T8">К</text:span><text:span text:style-name="T7">ак же это состояние изменить? При наведении, при нажатии на кнопки и при <text:s/>других событиях </text:span><text:span text:style-name="T10">формы мыши.</text:span></text:p>
      <text:p text:style-name="P7"><text:span text:style-name="T7">Если состояние и сеттеры находятся внутри компонента как их измекнить из компонента кнопки?</text:span></text:p>
      <text:p text:style-name="P1"><text:span text:style-name="T16">Вместо </text:span><text:span text:style-name="T13">class </text:span><text:span text:style-name="T15">используется className</text:span></text:p>
      <text:p text:style-name="P8"><text:span text:style-name="T10">Поэкспериментируем с реактом. Создадим дерево, с </text:span><text:span text:style-name="T11">кнопками</text:span><text:span text:style-name="T10"> и по нажимаем на кнопки.</text:span></text:p>
      <text:p text:style-name="_5f_comment">Всё что находится между тегами — есть дочерний элемент </text:p>
      <text:p text:style-name="P10"><text:span text:style-name="T8">С</text:span><text:span text:style-name="T7">делали код</text:span></text:p>
      <text:p text:style-name="_5f_code">function Button(props) {</text:p>
      <text:p text:style-name="_5f_code"/>
      <text:p text:style-name="_5f_code"><text:s text:c="2"/>function handleClick(e) {</text:p>
      <text:p text:style-name="_5f_code"><text:s text:c="4"/>e.preventDefault();</text:p>
      <text:p text:style-name="_5f_code"><text:s text:c="4"/>console.log('По ссылке кликнули.');</text:p>
      <text:p text:style-name="_5f_code"><text:s text:c="2"/>}</text:p>
      <text:p text:style-name="_5f_code"/>
      <text:p text:style-name="_5f_code"><text:s text:c="2"/>return React.createElement(</text:p>
      <text:p text:style-name="_5f_code"><text:s text:c="4"/>"button",</text:p>
      <text:p text:style-name="_5f_code"><text:s text:c="4"/>{ type: "submit", onClick: <text:s/>handleClick },</text:p>
      <text:p text:style-name="_5f_code"><text:s text:c="4"/>props.label</text:p>
      <text:p text:style-name="_5f_code"><text:s text:c="2"/>);</text:p>
      <text:p text:style-name="_5f_code">}</text:p>
      <text:p text:style-name="_5f_code"/>
      <text:p text:style-name="_5f_code">const element = React.createElement(</text:p>
      <text:p text:style-name="_5f_code"><text:s text:c="2"/>"div", { className: "div" },</text:p>
      <text:p text:style-name="_5f_code"><text:s text:c="2"/>"содержимое 1",</text:p>
      <text:p text:style-name="_5f_code"><text:s text:c="2"/>React.createElement("div", { className: "div1" }, "содержимое 2"),</text:p>
      <text:p text:style-name="_5f_code"><text:s text:c="2"/>React.createElement("div", { className: "div2" }, "содержимое 3"),</text:p>
      <text:p text:style-name="_5f_code"><text:s text:c="2"/>React.createElement(Button, { label: "КНОПКА" }, "содержимое 4")</text:p>
      <text:p text:style-name="_5f_code">);</text:p>
      <text:p text:style-name="_5f_code">export { element };</text:p>
      <text:p text:style-name="P13"><text:span text:style-name="T17">Ч</text:span><text:span text:style-name="T18">то дальше? </text:span><text:span text:style-name="T12">Как например скрыть компонент. Нашел пример с классами:</text:span></text:p>
      <text:p text:style-name="_5f_code">class Child extends React.Component {</text:p>
      <text:p text:style-name="_5f_code"><text:s text:c="2"/>render() {</text:p>
      <text:p text:style-name="_5f_code"><text:s text:c="4"/>return (&lt;div&gt;I'm the child&lt;/div&gt;);</text:p>
      <text:p text:style-name="_5f_code"><text:s text:c="2"/>}</text:p>
      <text:p text:style-name="_5f_code">}</text:p>
      <text:p text:style-name="_5f_code"/>
      <text:p text:style-name="_5f_code">class ShowHide extends React.Component {</text:p>
      <text:p text:style-name="_5f_code"><text:s text:c="2"/>constructor() {</text:p>
      <text:p text:style-name="_5f_code"><text:s text:c="4"/>super();</text:p>
      <text:p text:style-name="_5f_code"><text:s text:c="4"/>this.state = {</text:p>
      <text:p text:style-name="_5f_code"><text:s text:c="6"/>childVisible: false</text:p>
      <text:p text:style-name="_5f_code"><text:s text:c="4"/>}</text:p>
      <text:p text:style-name="_5f_code"><text:s text:c="2"/>}</text:p>
      <text:p text:style-name="_5f_code"><text:s text:c="2"/></text:p>
      <text:p text:style-name="_5f_code"><text:s text:c="2"/>render() {</text:p>
      <text:p text:style-name="_5f_code"><text:s text:c="4"/>return(</text:p>
      <text:p text:style-name="_5f_code"><text:s text:c="6"/>&lt;div&gt;</text:p>
      <text:p text:style-name="_5f_code"><text:s text:c="8"/>&lt;div onClick={() =&gt; this.onClick()}&gt;</text:p>
      <text:p text:style-name="_5f_code"><text:s text:c="10"/>Parent - click me to show/hide my child</text:p>
      <text:p text:style-name="_5f_code"><text:s text:c="8"/>&lt;/div&gt;</text:p>
      <text:p text:style-name="_5f_code"><text:s text:c="8"/>{</text:p>
      <text:p text:style-name="_5f_code"><text:soft-page-break/><text:s text:c="10"/>this.state.childVisible</text:p>
      <text:p text:style-name="_5f_code"><text:s text:c="12"/>? &lt;Child /&gt;</text:p>
      <text:p text:style-name="_5f_code"><text:s text:c="12"/>: null</text:p>
      <text:p text:style-name="_5f_code"><text:s text:c="8"/>}</text:p>
      <text:p text:style-name="_5f_code"><text:s text:c="6"/>&lt;/div&gt;</text:p>
      <text:p text:style-name="_5f_code"><text:s text:c="4"/>)</text:p>
      <text:p text:style-name="_5f_code"><text:s text:c="2"/>}</text:p>
      <text:p text:style-name="_5f_code"><text:s text:c="2"/></text:p>
      <text:p text:style-name="_5f_code"><text:s text:c="2"/>onClick() {</text:p>
      <text:p text:style-name="_5f_code"><text:s text:c="4"/>this.setState({childVisible: !this.state.childVisible});</text:p>
      <text:p text:style-name="_5f_code"><text:s text:c="2"/>}</text:p>
      <text:p text:style-name="_5f_code">};</text:p>
      <text:p text:style-name="_5f_code"><text:s/></text:p>
      <text:p text:style-name="_5f_code">React.render(&lt;ShowHide /&gt;, document.getElementById('container'));</text:p>
      <text:p text:style-name="P14"><text:span text:style-name="T12">К диву привязан клик. Клик меняет состояние компонента. На состоянии завязано содержимое компонента. Состояние меняется. Реакт перестраивает компоненту. И дочерний элемент исмчезает. Все красиво и гармонично. А как это сделать с функциями?</text:span></text:p>
      <text:p text:style-name="_5f_code">function Button(props) {</text:p>
      <text:p text:style-name="_5f_code"/>
      <text:p text:style-name="_5f_code"><text:s text:c="2"/>function handleClick(e) {</text:p>
      <text:p text:style-name="_5f_code"><text:s text:c="4"/>e.preventDefault();</text:p>
      <text:p text:style-name="_5f_code"><text:s text:c="4"/>console.log('По ссылке кликнули.');</text:p>
      <text:p text:style-name="_5f_code"><text:s text:c="4"/><text:span text:style-name="T21">props.setVisible(false);</text:span></text:p>
      <text:p text:style-name="_5f_code"><text:s text:c="2"/>}</text:p>
      <text:p text:style-name="_5f_code"/>
      <text:p text:style-name="_5f_code"><text:s text:c="2"/>return React.createElement(</text:p>
      <text:p text:style-name="_5f_code"><text:s text:c="4"/>"button",</text:p>
      <text:p text:style-name="_5f_code"><text:s text:c="4"/>{ type: "submit", onClick: handleClick },</text:p>
      <text:p text:style-name="_5f_code"><text:s text:c="4"/>props.label</text:p>
      <text:p text:style-name="_5f_code"><text:s text:c="2"/>);</text:p>
      <text:p text:style-name="_5f_code">}</text:p>
      <text:p text:style-name="_5f_code"/>
      <text:p text:style-name="_5f_code">function Element(props) {</text:p>
      <text:p text:style-name="_5f_code"><text:s text:c="2"/>const [Visible, setVisible] = React.useState(true);</text:p>
      <text:p text:style-name="_5f_code"/>
      <text:p text:style-name="_5f_code"><text:s text:c="2"/>return React.createElement(</text:p>
      <text:p text:style-name="_5f_code"><text:s text:c="4"/>"div", { className: "div" },</text:p>
      <text:p text:style-name="_5f_code"><text:s text:c="4"/>"содержимое 1",</text:p>
      <text:p text:style-name="_5f_code"><text:s text:c="4"/>React.createElement("div", { className: "div1" }, "содержимое 2"),</text:p>
      <text:p text:style-name="_5f_code"><text:s text:c="4"/>Visible ? React.createElement("div", { className: "div2" }, "содержимое 3"):null,</text:p>
      <text:p text:style-name="_5f_code"><text:s text:c="4"/>React.createElement(Button, { label: "КНОПКА", <text:span text:style-name="T21">setVisible: setVisible</text:span>}, "содержимое 4")</text:p>
      <text:p text:style-name="_5f_code"><text:s text:c="2"/>);</text:p>
      <text:p text:style-name="_5f_code">};</text:p>
      <text:p text:style-name="_5f_code">export { Element };</text:p>
      <text:p text:style-name="P12"><text:span text:style-name="T6">З</text:span><text:span text:style-name="T3">десь функция <text:s/>setVisible передается к дочери через пропсы. </text:span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9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><text:soft-page-break/></text:p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1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mycomment" style:display-name="_mycomment" style:family="paragraph" style:parent-style-name="_5f_text">
      <style:paragraph-properties fo:padding="0.049cm" fo:border="0.26pt solid #e8a202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1" fo:font-family="'Calibri Light'" style:font-style-name="Обычный" style:font-family-generic="swiss" style:font-pitch="variable" fo:font-size="10pt" fo:language="none" fo:country="none" fo:font-weight="25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1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1-01T01:20:01.569000000</dc:date>
    <meta:editing-duration>PT6H8M50S</meta:editing-duration>
    <meta:editing-cycles>33</meta:editing-cycles>
    <meta:generator>LibreOffice/7.0.2.2$Windows_X86_64 LibreOffice_project/8349ace3c3162073abd90d81fd06dcfb6b36b994</meta:generator>
    <meta:document-statistic meta:table-count="0" meta:image-count="0" meta:object-count="0" meta:page-count="3" meta:paragraph-count="92" meta:word-count="413" meta:character-count="3350" meta:non-whitespace-character-count="2778"/>
  </office:meta>
</office:document-meta>
</file>